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0.829cm"/>
    </style:style>
    <style:style style:name="co5" style:family="table-column">
      <style:table-column-properties fo:break-before="auto" style:column-width="5.334cm"/>
    </style:style>
    <style:style style:name="co6" style:family="table-column">
      <style:table-column-properties fo:break-before="auto" style:column-width="0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teracion 1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Horas Test</text:p>
          </table:table-cell>
        </table:table-row>
        <table:table-row table:style-name="ro1">
          <table:table-cell office:value-type="string" calcext:value-type="string">
            <text:p>Relevamiento de req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lisi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alizacion de Historias de usuari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seño Entitad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reacion y Configuracion BD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eacion Clases de Entida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plementacion de Serivicios Rest Backen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ranque y Configuracion de Servidor con SpringBoo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mplementacion Api Rest front 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eño Html Alta Emple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lo Front End</text:p>
          </table:table-cell>
          <table:table-cell table:formula="of:=SUM([.B3:.B15]) + SUM([.C3:.C15])" office:value-type="float" office:value="69" calcext:value-type="float">
            <text:p>69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4" office:value-type="string" calcext:value-type="string">
            <text:p>it.1</text:p>
          </table:table-cell>
          <table:table-cell table:style-name="ce14" table:formula="of:=[.D3]" office:value-type="float" office:value="95" calcext:value-type="float">
            <text:p>95</text:p>
          </table:table-cell>
          <table:table-cell table:style-name="ce12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teracion 1)</text:p>
          </table:table-cell>
          <table:table-cell table:style-name="ce1" office:value-type="string" calcext:value-type="string">
            <text:p>Total Iteracion</text:p>
          </table:table-cell>
          <table:table-cell table:style-name="ce13" table:formula="of:=SUM([.D5:.D24])" office:value-type="float" office:value="95" calcext:value-type="float">
            <text:p>95</text:p>
          </table:table-cell>
          <table:table-cell/>
          <table:table-cell table:style-name="ce14" office:value-type="string" calcext:value-type="string">
            <text:p>it.2</text:p>
          </table:table-cell>
          <table:table-cell table:style-name="ce14" table:formula="of:=SUM([.D31:.D57])" office:value-type="float" office:value="89" calcext:value-type="float">
            <text:p>89</text:p>
          </table:table-cell>
          <table:table-cell table:style-name="ce12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/>
          <table:table-cell table:style-name="ce14" office:value-type="string" calcext:value-type="string">
            <text:p>it.3</text:p>
          </table:table-cell>
          <table:table-cell table:style-name="ce14" table:formula="of:=SUM([.D66:.D88]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reacion de servido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it.4</text:p>
          </table:table-cell>
          <table:table-cell table:style-name="ce14" table:formula="of:=SUM([.D99:.D131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Investigación de framework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tareas</text:p>
          </table:table-cell>
          <table:table-cell table:style-name="ce14" table:formula="of:=SUM([.J19:.J25])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Configuración Servido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G2:.G6])"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Base de datos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Investigar modulo con framewor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- Configuració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Mocks para test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Entidades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Atributos de entida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Relacion entre Entida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ablas en BD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Clases de Entitda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Tareas del Proyecto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- Test unitario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16" office:value-type="string" calcext:value-type="string">
            <text:p>Relevamient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9:.J24])"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is de Requerimiento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mplementación de Api Rest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Creacion de Historias de Usuari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Definir Entidades publicada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lanificaciones de Iteracione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Implementación de Controller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Documentacion de Codigo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Creación Servicio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Informes de Avanace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anual de Usuario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Horas de Iteración</text:p>
          </table:table-cell>
          <table:table-cell/>
          <table:table-cell table:formula="of:=SUM([.D5:.D24])"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Días de Iteración</text:p>
          </table:table-cell>
          <table:table-cell/>
          <table:table-cell table:formula="of:=[.D26]/4" office:value-type="float" office:value="23.75" calcext:value-type="float">
            <text:p>23,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++++++++++++++++++++++++++++++++++++++++++++++++++++++</text:p>
          </table:table-cell>
          <table:table-cell table:number-columns-repeated="5"/>
          <table:table-cell table:style-name="ce1" office:value-type="string" calcext:value-type="string">
            <text:p>Total de Horas del Proyecto</text:p>
          </table:table-cell>
          <table:table-cell/>
          <table:table-cell table:style-name="ce1" table:formula="of:=[.G7]"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teracion 2)</text:p>
          </table:table-cell>
          <table:table-cell table:style-name="ce1"/>
          <table:table-cell table:number-columns-repeated="4"/>
          <table:table-cell table:style-name="ce1" office:value-type="string" calcext:value-type="string">
            <text:p>Total de Días del Poyecto </text:p>
          </table:table-cell>
          <table:table-cell/>
          <table:table-cell table:style-name="ce1" table:formula="of:=[.J28]/4" office:value-type="float" office:value="103.25" calcext:value-type="float">
            <text:p>103,2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caffolding Fronten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Pantalla de inicio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en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irectivas en AngularJ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ontrollers en AngularJ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esqueleto para Modulo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do de Estilos CS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Modulo Empleado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Listado Empleados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en HTM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Directiva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filtro de busque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 RES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r Estilos CS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Alta y Vista de Empleado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/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en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/Reutilizacion de Directivas en formulario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 en AngularJ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r Estilos CS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Total Horas de Iteración</text:p>
          </table:table-cell>
          <table:table-cell table:style-name="ce1"/>
          <table:table-cell table:style-name="ce1" table:formula="of:=SUM([.D31:.D57])"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Días de Iteración</text:p>
          </table:table-cell>
          <table:table-cell table:style-name="ce1"/>
          <table:table-cell table:style-name="ce1" table:formula="of:=[.D59]/4" office:value-type="float" office:value="22.25" calcext:value-type="float">
            <text:p>22,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+++++++++++++++++++++++++++++++++++++++++++++++++++++++++++++++++++++++++++++++++++++++++++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racion 3)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Modulo de Reportes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Backend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Entidades de Domini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abl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Servicios de Res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Controller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est unitarios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est de integracio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style-name="ce8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Reporte por Empleado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gin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 JavaScrip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cion de Estilos CS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Reporte de Consolidado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gin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 JavaScrip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ción de Estilos CS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Total Horas de Iteación</text:p>
          </table:table-cell>
          <table:table-cell/>
          <table:table-cell table:style-name="ce1" table:formula="of:=SUM([.D66:.D89])"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Dias de Iteración</text:p>
          </table:table-cell>
          <table:table-cell/>
          <table:table-cell table:style-name="ce1" table:formula="of:=[.D90]/4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+++++++++++++++++++++++++++++++++++++++++++++++++++++++++++++++++++++++++++++++++++++++++++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racion 4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Iteracion</text:p>
          </table:table-cell>
          <table:table-cell table:formula="of:=SUM([.D96:.D132])"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Modulo Notificaciones via Email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ackend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Investigar procesos batch en framewor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proceso batc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ablas de Usuarios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Servicios Rest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Controllers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Tests unitario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Tests de integració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Frontend (Pantallas de Usuarios con emails activos)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Controller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cion de Estilos CS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Modulo de Login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ackend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Investigar documentacion seguridad para framewor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ón de modulo de segurida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ón de tablas en BD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ón en Controll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Frontend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ón de Controllers JavaScrip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r Estilos C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 office:value-type="string" calcext:value-type="string">
            <text:p>Despliegue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lan de Despligu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ueba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Total Horas de Iteación</text:p>
          </table:table-cell>
          <table:table-cell/>
          <table:table-cell table:style-name="ce1" table:formula="of:=SUM([.D96:.D132])"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Dias de Iteración</text:p>
          </table:table-cell>
          <table:table-cell/>
          <table:table-cell table:style-name="ce1" table:formula="of:=[.D133]/4" office:value-type="float" office:value="24.5" calcext:value-type="float">
            <text:p>24,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22:55:00.405184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3:50:09.354476659</meta:creation-date>
    <dc:date>2016-04-17T00:36:34.280778956</dc:date>
    <meta:editing-duration>PT3H24M44S</meta:editing-duration>
    <meta:editing-cycles>28</meta:editing-cycles>
    <meta:generator>LibreOffice/4.3.3.2$Linux_X86_64 LibreOffice_project/430m0$Build-2</meta:generator>
    <dc:creator>Miguel Torres</dc:creator>
    <meta:document-statistic meta:table-count="2" meta:cell-count="266" meta:object-count="0"/>
  </office:meta>
</office:document-meta>
</file>